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notes">
      <style:graphic-properties draw:fill-color="#ffffff" fo:min-height="12.322cm"/>
    </style:style>
    <style:style style:name="pr5" style:family="presentation" style:parent-style-name="Standard-subtitle">
      <style:graphic-properties draw:fill-color="#ffffff" fo:min-height="17.68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2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3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'Bitstream Charter'" style:font-family-generic="roman" style:font-pitch="variable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>ShowRec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p><text:span text:style-name="T1">Manual</text:span></text:p>
            <text:p><text:span text:style-name="T1">V0.1</text:span></text:p>
            <text:p><text:span text:style-name="T1">As of 03.01.2011</text:span></text:p>
            <text:p><text:span text:style-name="T1">frank.meisel@lhep.unibe.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2" draw:text-style-name="P4" draw:layer="layout" svg:width="25.088cm" svg:height="20.739cm" svg:x="1.412cm" svg:y="0.5cm">
          <draw:text-box>
            <text:p text:style-name="P4"><text:span text:style-name="T2">frank@lhepla28:\ w$ ShowRec</text:span></text:p>
            <text:p text:style-name="P4"><text:span text:style-name="T2">vt++ version /1-35 loaded (Fri Jan 18 14:33:54 2002).</text:span></text:p>
            <text:p text:style-name="P4"><text:span text:style-name="T2">libEmath </text:span><text:span text:style-name="T2"><text:tab/></text:span><text:span text:style-name="T2">loaded...</text:span></text:p>
            <text:p text:style-name="P4"><text:span text:style-name="T2">-----------------------------------------------</text:span></text:p>
            <text:p text:style-name="P4"><text:span text:style-name="T2">--- <text:s text:c="5"/>ShowRec <text:s text:c="5"/>---</text:span></text:p>
            <text:p text:style-name="P4"><text:span text:style-name="T2">-----------------------------------------------</text:span></text:p>
            <text:p text:style-name="P4"><text:span text:style-name="T2">--- <text:s text:c="5"/>Usage:</text:span><text:span text:style-name="T2"><text:tab/></text:span><text:span text:style-name="T2"> ShowRec <text:s/>-FP -LP -MP -NP <text:s/>-PADI -BTPA -BGTP -ALTP <text:s/>-PASTART -PAEND <text:s text:c="3"/>lnk.def ---</text:span></text:p>
            <text:p text:style-name="P4"><text:span text:style-name="T2"/></text:p>
            <text:p text:style-name="P4"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FP</text:span><text:span text:style-name="T2"><text:tab/></text:span><text:span text:style-name="T2"><text:tab/></text:span><text:span text:style-name="T2">FirstPlate <text:s/></text:span><text:span text:style-name="T2"><text:tab/></text:span><text:span text:style-name="T2"> (1..56..)</text:span></text:p>
            <text:p text:style-name="P4"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LP</text:span><text:span text:style-name="T2"><text:tab/></text:span><text:span text:style-name="T2"><text:tab/></text:span><text:span text:style-name="T2">LastPlate <text:s/></text:span><text:span text:style-name="T2"><text:tab/></text:span><text:span text:style-name="T2"> (2..57..) </text:span></text:p>
            <text:p text:style-name="P4"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MP</text:span><text:span text:style-name="T2"><text:tab/></text:span><text:span text:style-name="T2"><text:tab/></text:span><text:span text:style-name="T2">MiddlePlate <text:s/></text:span><text:span text:style-name="T2"><text:tab/></text:span><text:span text:style-name="T2"> (FP..LP..)</text:span></text:p>
            <text:p text:style-name="P4"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NP</text:span><text:span text:style-name="T2"><text:tab/></text:span><text:span text:style-name="T2"><text:tab/></text:span><text:span text:style-name="T2">NumberofPlates <text:s/></text:span><text:span text:style-name="T2"><text:tab/></text:span><text:span text:style-name="T2"> (1..56..)</text:span></text:p>
            <text:p text:style-name="P4"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LT</text:span><text:span text:style-name="T2"><text:tab/></text:span><text:span text:style-name="T2"><text:tab/></text:span><text:span text:style-name="T2">use LinkedTracks.root (for InBT) <text:s/></text:span><text:span text:style-name="T2"><text:tab/></text:span><text:span text:style-name="T2"> (0,1(1st track), 2(last track),3(all tracks),4(track in [fp,mp])</text:span></text:p>
            <text:p text:style-name="P4"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MC</text:span><text:span text:style-name="T2"><text:tab/></text:span><text:span text:style-name="T2"><text:tab/></text:span><text:span text:style-name="T2">use only MC -Events (for InBT) <text:s/></text:span><text:span text:style-name="T2"><text:tab/></text:span><text:span text:style-name="T2"> (0,1)</text:span></text:p>
            <text:p text:style-name="P4"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VTX </text:span><text:span text:style-name="T2"><text:tab/></text:span><text:span text:style-name="T2"><text:tab/></text:span><text:span text:style-name="T2">For InBT: Cut to IP for MC vertex <text:s/>(needs BRICK.TreePGunInfo.txt and -MC=1) </text:span><text:span text:style-name="T2"><text:tab/></text:span><text:span text:style-name="T2"> (0,1:Ipcut:100,2:Ipcut250)</text:span></text:p>
            <text:p text:style-name="P4"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FZHP</text:span><text:span text:style-name="T2"><text:tab/></text:span><text:span text:style-name="T2"><text:tab/></text:span><text:span text:style-name="T2">use a) firstZ position, b) highest P (MC-Events) &amp; first Z pos. (for InBT) c) highest P (for InBT)</text:span><text:span text:style-name="T2"><text:tab/></text:span><text:span text:style-name="T2"> (0,1; only with -MC1)</text:span></text:p>
            <text:p text:style-name="P4"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FLMC</text:span><text:span text:style-name="T2"><text:tab/></text:span><text:span text:style-name="T2"><text:tab/></text:span><text:span text:style-name="T2">use only MC Flag <text:s/></text:span><text:span text:style-name="T2"><text:tab/></text:span><text:span text:style-name="T2"> (PdgId)</text:span></text:p>
            <text:p text:style-name="P4"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ALI</text:span><text:span text:style-name="T2"><text:tab/></text:span><text:span text:style-name="T2"><text:tab/></text:span><text:span text:style-name="T2">use gALI either from cp.root file (0) or from LinkedTrack.root(1) or from root file...(2:BTali.root) (3:lnTr.ali.root)</text:span></text:p>
            <text:p text:style-name="P4"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MIXMC</text:span><text:span text:style-name="T2"><text:tab/></text:span><text:span text:style-name="T2"><text:tab/></text:span><text:span text:style-name="T2">Extract Subpattern with all MCEvents mixed! --!WARNING!-- <text:s/></text:span></text:p>
            <text:p text:style-name="P4"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PADI</text:span><text:span text:style-name="T2"><text:tab/></text:span><text:span text:style-name="T2"><text:tab/></text:span><text:span text:style-name="T2">ParentDirectory <text:s text:c="4"/>(only for naming the output file)</text:span></text:p>
            <text:p text:style-name="P4"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BTPA</text:span><text:span text:style-name="T2"><text:tab/></text:span><text:span text:style-name="T2"><text:tab/></text:span><text:span text:style-name="T2">BasetrackParametrisation <text:s/>(only for naming the output file)</text:span></text:p>
            <text:p text:style-name="P4"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BGTP</text:span><text:span text:style-name="T2"><text:tab/></text:span><text:span text:style-name="T2"><text:tab/></text:span><text:span text:style-name="T2">BackgroundType <text:s/>(only for naming the output file)</text:span></text:p>
            <text:p text:style-name="P4"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ALTP</text:span><text:span text:style-name="T2"><text:tab/></text:span><text:span text:style-name="T2"><text:tab/></text:span><text:span text:style-name="T2">AlgorythmType <text:s/></text:span></text:p>
            <text:p text:style-name="P4"><text:span text:style-name="T2">--- <text:s text:c="5"/></text:span><text:span text:style-name="T2"><text:tab/></text:span><text:span text:style-name="T2"><text:tab/></text:span><text:span text:style-name="T2"><text:tab/></text:span><text:span text:style-name="T2"> :</text:span><text:span text:style-name="T2"><text:tab/></text:span><text:span text:style-name="T2"> 0:</text:span><text:span text:style-name="T2"><text:tab/></text:span><text:span text:style-name="T2"><text:tab/></text:span><text:span text:style-name="T2">ReconstructShowers_? <text:s/>(?).. </text:span></text:p>
            <text:p text:style-name="P4"><text:span text:style-name="T2">--- <text:s text:c="5"/></text:span><text:span text:style-name="T2"><text:tab/></text:span><text:span text:style-name="T2"><text:tab/></text:span><text:span text:style-name="T2"><text:tab/></text:span><text:span text:style-name="T2"> :</text:span><text:span text:style-name="T2"><text:tab/></text:span><text:span text:style-name="T2"> 2:</text:span><text:span text:style-name="T2"><text:tab/></text:span><text:span text:style-name="T2"><text:tab/></text:span><text:span text:style-name="T2">ReconstructShowers_CA <text:s/></text:span></text:p>
            <text:p text:style-name="P4"><text:span text:style-name="T2">--- <text:s text:c="5"/></text:span><text:span text:style-name="T2"><text:tab/></text:span><text:span text:style-name="T2"><text:tab/></text:span><text:span text:style-name="T2"><text:tab/></text:span><text:span text:style-name="T2"> :</text:span><text:span text:style-name="T2"><text:tab/></text:span><text:span text:style-name="T2"> 1:</text:span><text:span text:style-name="T2"><text:tab/></text:span><text:span text:style-name="T2"><text:tab/></text:span><text:span text:style-name="T2">ReconstructShowers_CL <text:s/>(NOT FINISHED YET, EXPERIMENTAL)</text:span></text:p>
            <text:p text:style-name="P4"><text:span text:style-name="T2">--- <text:s text:c="5"/></text:span><text:span text:style-name="T2"><text:tab/></text:span><text:span text:style-name="T2"><text:tab/></text:span><text:span text:style-name="T2"><text:tab/></text:span><text:span text:style-name="T2"> :</text:span><text:span text:style-name="T2"><text:tab/></text:span><text:span text:style-name="T2"> 3:</text:span><text:span text:style-name="T2"><text:tab/></text:span><text:span text:style-name="T2"><text:tab/></text:span><text:span text:style-name="T2">ReconstructShowers_NN <text:s/></text:span></text:p>
            <text:p text:style-name="P4"><text:span text:style-name="T2">--- <text:s text:c="5"/></text:span><text:span text:style-name="T2"><text:tab/></text:span><text:span text:style-name="T2"><text:tab/></text:span><text:span text:style-name="T2"><text:tab/></text:span><text:span text:style-name="T2"> :</text:span><text:span text:style-name="T2"><text:tab/></text:span><text:span text:style-name="T2"> 4:</text:span><text:span text:style-name="T2"><text:tab/></text:span><text:span text:style-name="T2"><text:tab/></text:span><text:span text:style-name="T2">ReconstructShowers_OI <text:s/></text:span></text:p>
            <text:p text:style-name="P4"><text:span text:style-name="T2">--- <text:s text:c="5"/></text:span><text:span text:style-name="T2"><text:tab/></text:span><text:span text:style-name="T2"><text:tab/></text:span><text:span text:style-name="T2"><text:tab/></text:span><text:span text:style-name="T2"> :</text:span><text:span text:style-name="T2"><text:tab/></text:span><text:span text:style-name="T2"> 4:</text:span><text:span text:style-name="T2"><text:tab/></text:span><text:span text:style-name="T2"><text:tab/></text:span><text:span text:style-name="T2">ReconstructShowers_SA <text:s/>(MC Events only)</text:span></text:p>
            <text:p text:style-name="P4"><text:span text:style-name="T2">--- <text:s text:c="5"/></text:span><text:span text:style-name="T2"><text:tab/></text:span><text:span text:style-name="T2"><text:tab/></text:span><text:span text:style-name="T2"><text:tab/></text:span><text:span text:style-name="T2"> :</text:span><text:span text:style-name="T2"><text:tab/></text:span><text:span text:style-name="T2"> 6:</text:span><text:span text:style-name="T2"><text:tab/></text:span><text:span text:style-name="T2"><text:tab/></text:span><text:span text:style-name="T2">ReconstructShowers_TC <text:s/></text:span></text:p>
            <text:p text:style-name="P4"><text:span text:style-name="T2">--- <text:s text:c="5"/></text:span><text:span text:style-name="T2"><text:tab/></text:span><text:span text:style-name="T2"><text:tab/></text:span><text:span text:style-name="T2"><text:tab/></text:span><text:span text:style-name="T2"> :</text:span><text:span text:style-name="T2"><text:tab/></text:span><text:span text:style-name="T2"> 7:</text:span><text:span text:style-name="T2"><text:tab/></text:span><text:span text:style-name="T2"><text:tab/></text:span><text:span text:style-name="T2">ReconstructShowers_RC <text:s/></text:span></text:p>
            <text:p text:style-name="P4"><text:span text:style-name="T2">--- <text:s text:c="5"/></text:span><text:span text:style-name="T2"><text:tab/></text:span><text:span text:style-name="T2"><text:tab/></text:span><text:span text:style-name="T2"><text:tab/></text:span><text:span text:style-name="T2"> :</text:span><text:span text:style-name="T2"><text:tab/></text:span><text:span text:style-name="T2"> 8:</text:span><text:span text:style-name="T2"><text:tab/></text:span><text:span text:style-name="T2"><text:tab/></text:span><text:span text:style-name="T2">ReconstructShowers_BW <text:s/>(EXPERIMENTAL, BEST PARAMETERS STILL TO BE SEARCHED)</text:span></text:p>
            <text:p text:style-name="P4"><text:span text:style-name="T2">--- <text:s text:c="5"/></text:span><text:span text:style-name="T2"><text:tab/></text:span><text:span text:style-name="T2"><text:tab/></text:span><text:span text:style-name="T2"><text:tab/></text:span><text:span text:style-name="T2"> :</text:span><text:span text:style-name="T2"><text:tab/></text:span><text:span text:style-name="T2"> 9:</text:span><text:span text:style-name="T2"><text:tab/></text:span><text:span text:style-name="T2"><text:tab/></text:span><text:span text:style-name="T2">ReconstructShowers_AG <text:s/>(EXPERIMENTAL, BEST PARAMETERS STILL TO BE SEARCHED)</text:span></text:p>
            <text:p text:style-name="P4"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PASTART</text:span><text:span text:style-name="T2"><text:tab/></text:span><text:span text:style-name="T2">ParametersetStart <text:s/></text:span></text:p>
            <text:p text:style-name="P4"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PAEND</text:span><text:span text:style-name="T2"><text:tab/></text:span><text:span text:style-name="T2"><text:tab/></text:span><text:span text:style-name="T2">ParameterSetEnd <text:s/></text:span></text:p>
            <text:p text:style-name="P4"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CUTTP</text:span><text:span text:style-name="T2"><text:tab/></text:span><text:span text:style-name="T2"><text:tab/></text:span><text:span text:style-name="T2">Algorithm CutType: 0: standard, 1:high_pur 2: high_eff <text:s/>3: FJ_HighPur 4: FJ_Standard </text:span></text:p>
            <text:p text:style-name="P4"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CLEAN</text:span><text:span text:style-name="T2"><text:tab/></text:span><text:span text:style-name="T2"><text:tab/></text:span><text:span text:style-name="T2">InputData BG Cleaning: 0: No, 1:20BT/mm2 <text:s/>2: 40BT/mm2 <text:s/>3:10BT/mm2 4:60BT/mm2 </text:span></text:p>
            <text:p text:style-name="P4"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FILETP</text:span><text:span text:style-name="T2"><text:tab/></text:span><text:span text:style-name="T2">Filetype: Additional (distinguish-) variable to be written into treebranch. (only for naming the output tree)</text:span></text:p>
            <text:p text:style-name="P4"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DEBUG</text:span><text:span text:style-name="T2"><text:tab/></text:span><text:span text:style-name="T2"><text:tab/></text:span><text:span text:style-name="T2">gEDBDEBUGLEVEL </text:span><text:span text:style-name="T2"><text:tab/></text:span><text:span text:style-name="T2"> (1..5)</text:span></text:p>
            <text:p text:style-name="P4"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OUT</text:span><text:span text:style-name="T2"><text:tab/></text:span><text:span text:style-name="T2"><text:tab/></text:span><text:span text:style-name="T2"><text:tab/></text:span><text:span text:style-name="T2">OUTPUTLEVEL <text:s/></text:span><text:span text:style-name="T2"><text:tab/></text:span><text:span text:style-name="T2"> (1,2,3)</text:span></text:p>
            <text:p text:style-name="P4"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STOP</text:span><text:span text:style-name="T2"><text:tab/></text:span><text:span text:style-name="T2"><text:tab/></text:span><text:span text:style-name="T2">STOPLEVEL <text:s/></text:span><text:span text:style-name="T2"><text:tab/></text:span><text:span text:style-name="T2"> (0,1,2,3)</text:span></text:p>
            <text:p text:style-name="P4"><text:span text:style-name="T2">--- <text:s text:c="5"/>Usage:</text:span><text:span text:style-name="T2"><text:tab/></text:span><text:span text:style-name="T2"> ShowRec <text:s/>-FP1 -LP31 -MP1 -NP30 -FZHP1 -MC1 -ALTP4 <text:s/>-PASTART0 -PAEND0 <text:s/>lnk.def ---</text:span></text:p>
            <text:p text:style-name="P4"><text:span text:style-name="T2"/></text:p>
            <text:p text:style-name="P4"><text:span text:style-name="T2">--- <text:s text:c="5"/>Usage:</text:span><text:span text:style-name="T2"><text:tab/></text:span><text:span text:style-name="T2"> ShowRec <text:s/>-FP1 -LP31 -MP30 -NP30 -FZHP1 -MC1 -ALTP4 lnk_all.def ---</text:span></text:p>
            <text:p text:style-name="P4"><text:span text:style-name="T2"/></text:p>
            <text:p text:style-name="P4"><text:span text:style-name="T2">--- <text:s text:c="5"/>Usage:</text:span><text:span text:style-name="T2"><text:tab/></text:span><text:span text:style-name="T2"> ShowRec <text:s/>-FZHP1 -MC1 lnk_all.def ---</text:span></text:p>
            <text:p text:style-name="P4"><text:span text:style-name="T2"/></text:p>
            <text:p text:style-name="P4"><text:span text:style-name="T2">--- <text:s text:c="5"/>Usage:</text:span><text:span text:style-name="T2"><text:tab/></text:span><text:span text:style-name="T2"> ShowRec <text:s/>-LT1 -MC1 lnk_all.def ---</text:span></text:p>
            <text:p text:style-name="P4"><text:span text:style-name="T2"/></text:p>
            <text:p text:style-name="P4"><text:span text:style-name="T2">-----------------------------------------------</text:span></text:p>
            <text:p text:style-name="P4"><text:span text:style-name="T2">frank@lhepla28:\ w$ 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2">
        <office:forms form:automatic-focus="false" form:apply-design-mode="false"/>
        <draw:frame presentation:style-name="pr5" draw:layer="layout" svg:width="25.199cm" svg:height="17.686cm" svg:x="1.4cm" svg:y="0.962cm" presentation:class="subtitle">
          <draw:text-box>
            <text:p>Important:</text:p>
            <text:p>ShowRec is just a standalone program</text:p>
            <text:p>If you wanna do all in one then better use</text:p>
            <text:p>the functions implemented in <text:span text:style-name="T3">libShow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wm </meta:initial-creator>
    <meta:creation-date>2010-11-03T19:23:59</meta:creation-date>
    <meta:editing-duration>PT00H18M24S</meta:editing-duration>
    <meta:editing-cycles>4</meta:editing-cycles>
    <dc:date>2011-01-04T10:34:01</dc:date>
    <dc:creator>frank </dc:creator>
    <meta:generator>OpenOffice.org/3.2$Unix OpenOffice.org_project/320m12$Build-9483</meta:generator>
    <meta:document-statistic meta:object-count="31"/>
  </office:meta>
</office:document-meta>
</file>